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left" draw:textarea-vertical-align="top" fo:padding-left="0.15cm" fo:padding-right="0.15cm"/>
    </style:style>
    <style:style style:name="gr3" style:family="graphic" style:parent-style-name="standard">
      <style:graphic-properties draw:marker-start="Linienende_20_1" draw:textarea-horizontal-align="center" draw:textarea-vertical-align="middle"/>
    </style:style>
    <style:style style:name="gr4" style:family="graphic" style:parent-style-name="standard">
      <style:graphic-properties draw:marker-start="" draw:marker-end="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88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  <style:text-properties fo:font-size="8pt" style:font-size-asian="8pt" style:font-size-complex="8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cm" svg:height="0.4cm" svg:x="1.6cm" svg:y="1.4cm">
          <text:p text:style-name="P1"><text:span text:style-name="T1">Configuration</text:span></text:p>
        </draw:rect>
        <draw:rect draw:style-name="gr2" draw:text-style-name="P3" draw:layer="layout" svg:width="3cm" svg:height="2.4cm" svg:x="1.6cm" svg:y="1.8cm">
          <text:p text:style-name="P3">Board b</text:p>
          <text:p text:style-name="P3">OS os</text:p>
          <text:p text:style-name="P3">Programmer p</text:p>
          <text:p text:style-name="P3">Project currProject</text:p>
          <text:p text:style-name="P3">RunConfig activeRc</text:p>
          <text:p text:style-name="P3">SysConst compConst</text:p>
        </draw:rect>
        <draw:rect draw:style-name="gr1" draw:text-style-name="P2" draw:layer="layout" svg:width="3cm" svg:height="0.4cm" svg:x="6.4cm" svg:y="1.4cm">
          <text:p text:style-name="P1"><text:span text:style-name="T1">Board</text:span></text:p>
        </draw:rect>
        <draw:line draw:style-name="gr3" draw:text-style-name="P1" draw:layer="layout" svg:x1="6.4cm" svg:y1="2.05cm" svg:x2="4.6cm" svg:y2="2.05cm">
          <text:p/>
        </draw:line>
        <draw:rect draw:style-name="gr2" draw:text-style-name="P3" draw:layer="layout" svg:width="3cm" svg:height="2.4cm" svg:x="6.4cm" svg:y="1.8cm">
          <text:p text:style-name="P3">CPU cpu</text:p>
          <text:p text:style-name="P3">MemMap mem</text:p>
          <text:p text:style-name="P3">RegisterInit regInit</text:p>
          <text:p text:style-name="P3">Project currProject</text:p>
          <text:p text:style-name="P3">SysConst sysConst</text:p>
          <text:p text:style-name="P3">RunConf runConf</text:p>
        </draw:rect>
        <draw:rect draw:style-name="gr1" draw:text-style-name="P2" draw:layer="layout" svg:width="3cm" svg:height="0.4cm" svg:x="10.6cm" svg:y="1.4cm">
          <text:p text:style-name="P1"><text:span text:style-name="T1">CPU</text:span></text:p>
        </draw:rect>
        <draw:line draw:style-name="gr3" draw:text-style-name="P1" draw:layer="layout" svg:x1="10.6cm" svg:y1="2.05cm" svg:x2="9.4cm" svg:y2="2.05cm">
          <text:p/>
        </draw:line>
        <draw:rect draw:style-name="gr2" draw:text-style-name="P3" draw:layer="layout" svg:width="3cm" svg:height="1cm" svg:x="10.6cm" svg:y="1.8cm">
          <text:p text:style-name="P3">Arch arch</text:p>
          <text:p text:style-name="P3">MemMap mem</text:p>
        </draw:rect>
        <draw:rect draw:style-name="gr1" draw:text-style-name="P2" draw:layer="layout" svg:width="3cm" svg:height="0.4cm" svg:x="14.8cm" svg:y="1.4cm">
          <text:p text:style-name="P1"><text:span text:style-name="T1">Arch</text:span></text:p>
        </draw:rect>
        <draw:line draw:style-name="gr3" draw:text-style-name="P1" draw:layer="layout" svg:x1="14.8cm" svg:y1="2.05cm" svg:x2="13.6cm" svg:y2="2.05cm">
          <text:p/>
        </draw:line>
        <draw:rect draw:style-name="gr2" draw:text-style-name="P3" draw:layer="layout" svg:width="3cm" svg:height="1cm" svg:x="14.8cm" svg:y="1.8cm">
          <text:p/>
        </draw:rect>
        <draw:rect draw:style-name="gr1" draw:text-style-name="P2" draw:layer="layout" svg:width="3cm" svg:height="0.4cm" svg:x="6.4cm" svg:y="4.6cm">
          <text:p text:style-name="P1"><text:span text:style-name="T1">Project</text:span></text:p>
        </draw:rect>
        <draw:rect draw:style-name="gr2" draw:text-style-name="P3" draw:layer="layout" svg:width="3cm" svg:height="1cm" svg:x="6.4cm" svg:y="5cm">
          <text:p text:style-name="P3">HString libPath</text:p>
          <text:p text:style-name="P3">File projectFile</text:p>
        </draw:rect>
        <draw:rect draw:style-name="gr1" draw:text-style-name="P2" draw:layer="layout" svg:width="3cm" svg:height="0.4cm" svg:x="10.6cm" svg:y="3.4cm">
          <text:p text:style-name="P1"><text:span text:style-name="T1">MemMap</text:span></text:p>
        </draw:rect>
        <draw:rect draw:style-name="gr2" draw:text-style-name="P3" draw:layer="layout" svg:width="3cm" svg:height="1.2cm" svg:x="10.6cm" svg:y="3.8cm">
          <text:p text:style-name="P3">Device devs</text:p>
          <text:p text:style-name="P3">Segment[] heapSegs</text:p>
          <text:p text:style-name="P3">Segment[] stackSegs</text:p>
        </draw:rect>
        <draw:line draw:style-name="gr3" draw:text-style-name="P1" draw:layer="layout" svg:x1="6.4cm" svg:y1="4.8cm" svg:x2="5.4cm" svg:y2="4.8cm">
          <text:p/>
        </draw:line>
        <draw:line draw:style-name="gr4" draw:text-style-name="P1" draw:layer="layout" svg:x1="5.4cm" svg:y1="3.05cm" svg:x2="4.6cm" svg:y2="3.05cm">
          <text:p/>
        </draw:line>
        <draw:line draw:style-name="gr4" draw:text-style-name="P1" draw:layer="layout" svg:x1="5.4cm" svg:y1="3.05cm" svg:x2="5.4cm" svg:y2="4.8cm">
          <text:p/>
        </draw:line>
        <draw:line draw:style-name="gr4" draw:text-style-name="P1" draw:layer="layout" svg:x1="10cm" svg:y1="2.45cm" svg:x2="9.4cm" svg:y2="2.45cm">
          <text:p/>
        </draw:line>
        <draw:line draw:style-name="gr3" draw:text-style-name="P1" draw:layer="layout" svg:x1="10.6cm" svg:y1="3.6cm" svg:x2="10cm" svg:y2="3.6cm">
          <text:p/>
        </draw:line>
        <draw:line draw:style-name="gr4" draw:text-style-name="P1" draw:layer="layout" svg:x1="10cm" svg:y1="2.45cm" svg:x2="10cm" svg:y2="3.6cm">
          <text:p/>
        </draw:line>
        <draw:line draw:style-name="gr4" draw:text-style-name="P1" draw:layer="layout" svg:x1="14.2cm" svg:y1="2.4cm" svg:x2="13.6cm" svg:y2="2.4cm">
          <text:p/>
        </draw:line>
        <draw:line draw:style-name="gr4" draw:text-style-name="P1" draw:layer="layout" svg:x1="14.2cm" svg:y1="2.4cm" svg:x2="14.2cm" svg:y2="3.6cm">
          <text:p/>
        </draw:line>
        <draw:line draw:style-name="gr3" draw:text-style-name="P1" draw:layer="layout" svg:x1="13.6cm" svg:y1="3.6cm" svg:x2="14.2cm" svg:y2="3.6cm">
          <text:p/>
        </draw:line>
        <draw:rect draw:style-name="gr1" draw:text-style-name="P2" draw:layer="layout" svg:width="3cm" svg:height="0.4cm" svg:x="6.4cm" svg:y="6.4cm">
          <text:p text:style-name="P1"><text:span text:style-name="T1">RunConfig</text:span></text:p>
        </draw:rect>
        <draw:rect draw:style-name="gr2" draw:text-style-name="P3" draw:layer="layout" svg:width="3cm" svg:height="1.15cm" svg:x="6.4cm" svg:y="6.8cm">
          <text:p text:style-name="P3">RegisterInit regInits</text:p>
          <text:p text:style-name="P3">Module modules</text:p>
          <text:p text:style-name="P3">Module sysModules</text:p>
        </draw:rect>
        <draw:line draw:style-name="gr3" draw:text-style-name="P1" draw:layer="layout" svg:x1="6.4cm" svg:y1="6.6cm" svg:x2="5.2cm" svg:y2="6.6cm">
          <text:p/>
        </draw:line>
        <draw:line draw:style-name="gr4" draw:text-style-name="P1" draw:layer="layout" svg:x1="5.2cm" svg:y1="3.35cm" svg:x2="4.6cm" svg:y2="3.35cm">
          <text:p/>
        </draw:line>
        <draw:line draw:style-name="gr4" draw:text-style-name="P1" draw:layer="layout" svg:x1="5.2cm" svg:y1="3.35cm" svg:x2="5.2cm" svg:y2="6.6cm">
          <text:p/>
        </draw:line>
        <draw:rect draw:style-name="gr1" draw:text-style-name="P2" draw:layer="layout" svg:width="3cm" svg:height="0.4cm" svg:x="14.8cm" svg:y="3.9cm">
          <text:p text:style-name="P1"><text:span text:style-name="T1">Device</text:span></text:p>
        </draw:rect>
        <draw:rect draw:style-name="gr2" draw:text-style-name="P3" draw:layer="layout" svg:width="3cm" svg:height="2.2cm" svg:x="14.8cm" svg:y="4.3cm">
          <text:p text:style-name="P3">int size</text:p>
          <text:p text:style-name="P3">int width</text:p>
          <text:p text:style-name="P3">HString memType</text:p>
          <text:p text:style-name="P3">int technology</text:p>
          <text:p text:style-name="P3">Segment sements</text:p>
          <text:p text:style-name="P3">MemSector sectors</text:p>
        </draw:rect>
        <draw:line draw:style-name="gr3" draw:text-style-name="P1" draw:layer="layout" svg:x1="14.8cm" svg:y1="4.1cm" svg:x2="13.6cm" svg:y2="4.1cm">
          <text:p/>
        </draw:line>
        <draw:rect draw:style-name="gr1" draw:text-style-name="P2" draw:layer="layout" svg:width="3cm" svg:height="0.4cm" svg:x="19cm" svg:y="5.7cm">
          <text:p text:style-name="P1"><text:span text:style-name="T1">Segment</text:span></text:p>
        </draw:rect>
        <draw:rect draw:style-name="gr2" draw:text-style-name="P3" draw:layer="layout" svg:width="3cm" svg:height="1.55cm" svg:x="19cm" svg:y="6.1cm">
          <text:p text:style-name="P3">int size</text:p>
          <text:p text:style-name="P3">int usedSize</text:p>
          <text:p text:style-name="P3">int width</text:p>
          <text:p text:style-name="P3">Segment owner</text:p>
        </draw:rect>
        <draw:line draw:style-name="gr3" draw:text-style-name="P1" draw:layer="layout" svg:x1="19cm" svg:y1="5.9cm" svg:x2="17.8cm" svg:y2="5.9cm">
          <text:p/>
        </draw:line>
        <draw:line draw:style-name="gr4" draw:text-style-name="P1" draw:layer="layout" svg:x1="20.4cm" svg:y1="5cm" svg:x2="20.4cm" svg:y2="5.7cm">
          <text:p/>
        </draw:line>
        <draw:line draw:style-name="gr4" draw:text-style-name="P1" draw:layer="layout" svg:x1="20.1cm" svg:y1="5cm" svg:x2="20.7cm" svg:y2="5cm">
          <text:p/>
        </draw:line>
        <draw:line draw:style-name="gr4" draw:text-style-name="P1" draw:layer="layout" svg:x1="20.1cm" svg:y1="5cm" svg:x2="20.4cm" svg:y2="4.65cm">
          <text:p/>
        </draw:line>
        <draw:line draw:style-name="gr4" draw:text-style-name="P1" draw:layer="layout" svg:x1="20.7cm" svg:y1="5cm" svg:x2="20.4cm" svg:y2="4.65cm">
          <text:p/>
        </draw:line>
        <draw:rect draw:style-name="gr1" draw:text-style-name="P2" draw:layer="layout" svg:width="3cm" svg:height="0.4cm" svg:x="19cm" svg:y="3.2cm">
          <text:p text:style-name="P1"><text:span text:style-name="T1">Item</text:span></text:p>
        </draw:rect>
        <draw:rect draw:style-name="gr2" draw:text-style-name="P3" draw:layer="layout" svg:width="3cm" svg:height="1cm" svg:x="19cm" svg:y="3.6cm">
          <text:p/>
        </draw:rect>
        <draw:frame draw:style-name="gr5" draw:text-style-name="P4" draw:layer="layout" svg:width="4.2cm" svg:height="1.523cm" svg:x="18.651cm" svg:y="1.36cm">
          <draw:text-box>
            <text:p text:style-name="P4">Alle Klassen erweitern Item und haben darum die Felder accAndPropFlags, address, offset und next</text:p>
          </draw:text-box>
        </draw:frame>
        <draw:rect draw:style-name="gr1" draw:text-style-name="P2" draw:layer="layout" svg:width="3cm" svg:height="0.4cm" svg:x="10.6cm" svg:y="7.3cm">
          <text:p text:style-name="P1"><text:span text:style-name="T1">Modules</text:span></text:p>
        </draw:rect>
        <draw:rect draw:style-name="gr2" draw:text-style-name="P3" draw:layer="layout" svg:width="3cm" svg:height="0.7cm" svg:x="10.6cm" svg:y="7.7cm">
          <text:p text:style-name="P3">SegAssign segAssign</text:p>
        </draw:rect>
        <draw:line draw:style-name="gr3" draw:text-style-name="P1" draw:layer="layout" svg:x1="10.6cm" svg:y1="7.5cm" svg:x2="9.4cm" svg:y2="7.5cm">
          <text:p/>
        </draw:line>
        <draw:rect draw:style-name="gr1" draw:text-style-name="P2" draw:layer="layout" svg:width="3cm" svg:height="0.4cm" svg:x="14.8cm" svg:y="7.8cm">
          <text:p text:style-name="P1"><text:span text:style-name="T1">SegAssign</text:span></text:p>
        </draw:rect>
        <draw:rect draw:style-name="gr2" draw:text-style-name="P3" draw:layer="layout" svg:width="3cm" svg:height="1cm" svg:x="14.8cm" svg:y="8.2cm">
          <text:p text:style-name="P3">Device dev</text:p>
          <text:p text:style-name="P3">Segment seg</text:p>
        </draw:rect>
        <draw:line draw:style-name="gr3" draw:text-style-name="P1" draw:layer="layout" svg:x1="14.8cm" svg:y1="8cm" svg:x2="13.6cm" svg:y2="8cm">
          <text:p/>
        </draw:line>
        <draw:line draw:style-name="gr3" draw:text-style-name="P1" draw:layer="layout" svg:x1="19cm" svg:y1="7.65cm" svg:x2="17.8cm" svg:y2="8.85cm">
          <text:p/>
        </draw:line>
        <draw:line draw:style-name="gr3" draw:text-style-name="P1" draw:layer="layout" svg:x1="17.8cm" svg:y1="6.5cm" svg:x2="18.2cm" svg:y2="6.8cm">
          <text:p/>
        </draw:line>
        <draw:line draw:style-name="gr4" draw:text-style-name="P1" draw:layer="layout" svg:x1="18.2cm" svg:y1="6.8cm" svg:x2="17.8cm" svg:y2="8.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ienende_20_1" draw:display-name="Linienende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rs Graf</meta:initial-creator>
    <meta:creation-date>2010-03-29T17:16:08.51</meta:creation-date>
    <dc:date>2013-05-13T08:32:26.53</dc:date>
    <dc:creator>Urs Graf</dc:creator>
    <meta:editing-duration>PT113H30M25S</meta:editing-duration>
    <meta:editing-cycles>4</meta:editing-cycles>
    <meta:generator>OpenOffice.org/3.2$Win32 OpenOffice.org_project/320m12$Build-9483</meta:generator>
    <meta:document-statistic meta:object-count="51"/>
  </office:meta>
</office:document-meta>
</file>